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Times New Roman" svg:font-family="'Times New Roman', 'Liberation Serif', 'Nimbus Roman No 9 L', FreeSerif, 'Hoefler Text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9.5pt" fo:font-style="normal" style:text-underline-style="none" fo:font-weight="bold" style:text-blinking="false" fo:background-color="#ffffff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9.5pt" fo:font-style="normal" style:text-underline-style="none" fo:font-weight="bold" officeooo:rsid="0013e82e" officeooo:paragraph-rsid="0013ce17" style:text-blinking="false" fo:background-color="#ffffff"/>
    </style:style>
    <style:style style:name="P3" style:family="paragraph" style:parent-style-name="Text_20_body" style:list-style-name="L2">
      <style:paragraph-properties fo:text-align="end" style:justify-single-word="false" fo:orphans="2" fo:widows="2"/>
      <style:text-properties fo:font-variant="normal" fo:text-transform="none" fo:color="#000000" style:font-name="Times New Roman" fo:font-size="5.75pt" fo:letter-spacing="normal" fo:font-style="normal" fo:font-weight="normal" style:font-name-asian="Times New Roman" style:font-size-asian="5.75pt" style:font-style-asian="normal" style:font-weight-asian="normal" style:font-name-complex="Times New Roman" style:font-size-complex="5.75pt" style:font-style-complex="normal" style:font-weight-complex="normal"/>
    </style:style>
    <style:style style:name="P4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9.5pt" fo:font-style="normal" style:text-underline-style="none" fo:font-weight="bold" style:text-blinking="false" fo:background-color="#ffffff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9.5pt" fo:font-style="normal" style:text-underline-style="none" fo:font-weight="bold" officeooo:rsid="0013ce17" officeooo:paragraph-rsid="0013e82e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5c10b"/>
    </style:style>
    <style:style style:name="P7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9.5pt" fo:font-style="normal" style:text-underline-style="none" fo:font-weight="bold" style:text-blinking="false"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9.5pt" fo:font-style="normal" style:text-underline-style="none" fo:font-weight="bold" officeooo:rsid="0015c10b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000000" style:font-name="Times New Roman" fo:font-size="5.75pt" fo:letter-spacing="normal" fo:font-style="normal" fo:font-weight="normal"/>
    </style:style>
    <style:style style:name="T5" style:family="text">
      <style:text-properties fo:font-variant="normal" fo:text-transform="none" fo:color="#0098db" style:text-line-through-style="none" style:text-line-through-type="none" style:font-name="Times New Roman" fo:font-size="5.7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98db" style:text-line-through-style="none" style:text-line-through-type="none" fo:font-style="normal" style:text-underline-style="none" fo:font-weight="normal" style:text-blinking="false"/>
    </style:style>
    <style:style style:name="T7" style:family="text">
      <style:text-properties fo:font-variant="normal" fo:text-transform="none" fo:font-style="normal"/>
    </style:style>
    <style:style style:name="T8" style:family="text">
      <style:text-properties officeooo:rsid="0013e82e"/>
    </style:style>
    <style:style style:name="T9" style:family="text">
      <style:text-properties officeooo:rsid="001442a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/>
      <text:p text:style-name="P5"><text:span text:style-name="T8">U</text:span>sing recent astrometry from Gaia/TGAS \citep{gaia2016a,gaia2016b}, <text:span text:style-name="T8">with section filters parallax &gt; 0, and parallax/parallax error &gt;5, we </text:span>integrated <text:span text:style-name="T8">the </text:span>galactic orbits for <text:span text:style-name="T8">898</text:span> s-process enhanced stars. <text:span text:style-name="T9">Utilising</text:span> the \texttt{gala} Python package \citep{price2017}, we integrated each star backwards for $0.5\,\textrm{Gyr}$ in a Milky Way-like potential that consists of four components: a \citet{hernquist1990} bulge and nucleus, a \citet{miyamoto1975} disk, and the \citet{nfw1997} halo. In this potential, the disk and bulge parameters were adjusted to be consistent with previous work \citep{bovy2015}. We computed orbital periods, energy, apocenters, pericenters, eccentricities, angular momentum in the $z$-direction, <text:span text:style-name="T8">and spatial velocities</text:span>. All <text:span text:style-name="T9">898</text:span> stars showed prograde orbits that were consistent with membership in the Milky Way disk, indicating they do not originate from an unusual stellar event. <text:span text:style-name="T9">Figure \ref{} illustrates the galactic position of each class of s-process enhanced star investigated, for our entire 898 sample, <text:s/></text:span></text:p>
      <text:p text:style-name="P5"/>
      <text:p text:style-name="P6"><text:span text:style-name="T2">toomre include in paper<text:line-break/>L and b diagram, galactic longitude and lattitude<text:line-break/></text:span><text:span text:style-name="Citation"><text:span text:style-name="T4">Lindegren et al. (</text:span></text:span><text:a xlink:type="simple" xlink:href="https://gea.esac.esa.int/archive/documentation/GDR2/bib.html#bib2" text:style-name="Internet_20_link" text:visited-style-name="Visited_20_Internet_20_Link"><text:span text:style-name="Citation"><text:span text:style-name="T5">2018</text:span></text:span></text:a><text:span text:style-name="Citation"><text:span text:style-name="T4">)</text:span></text:span><text:span text:style-name="T4">: The astrometric solution;</text:span></text:p>
      <text:p text:style-name="P6"><text:span text:style-name="Citation"><text:span text:style-name="T7">Cropper et al. (</text:span></text:span><text:a xlink:type="simple" xlink:href="https://gea.esac.esa.int/archive/documentation/GDR2/bib.html#bib6" text:style-name="Internet_20_link" text:visited-style-name="Visited_20_Internet_20_Link"><text:span text:style-name="Citation"><text:span text:style-name="T6">2018</text:span></text:span></text:a><text:span text:style-name="Citation"><text:span text:style-name="T7">)</text:span></text:span>: The Gaia Radial Velocity Spectrometer;</text:p>
      <text:list xml:id="list1100135755318139172" text:style-name="L2">
        <text:list-item>
          <text:p text:style-name="P3"><text:bookmark text:name="Ax1.I64.i10"/><text:span text:style-name="T4">• </text:span></text:p>
        </text:list-item>
      </text:list>
      <text:section text:style-name="Sect1" text:name="Ax1.I64.i10.p1">
        <text:list xml:id="list210930089567053" text:continue-numbering="true" text:style-name="L2">
          <text:list-header>
            <text:p text:style-name="P7"><text:span text:style-name="Citation"><text:span text:style-name="T7">Sartoretti et al. (</text:span></text:span><text:a xlink:type="simple" xlink:href="https://gea.esac.esa.int/archive/documentation/GDR2/bib.html#bib5" text:style-name="Internet_20_link" text:visited-style-name="Visited_20_Internet_20_Link"><text:span text:style-name="Citation"><text:span text:style-name="T6">2018</text:span></text:span></text:a><text:span text:style-name="Citation"><text:span text:style-name="T7">)</text:span></text:span>: Processing, validation and performance of the spectroscopic data;</text:p>
          </text:list-header>
        </text:list>
      </text:section>
      <text:list xml:id="list210930036621212" text:continue-numbering="true" text:style-name="L2">
        <text:list-item>
          <text:p text:style-name="P3"><text:bookmark text:name="Ax1.I64.i11"/>• </text:p>
        </text:list-item>
      </text:list>
      <text:section text:style-name="Sect1" text:name="Ax1.I64.i11.p1">
        <text:list xml:id="list210930203294688" text:continue-numbering="true" text:style-name="L2">
          <text:list-header>
            <text:p text:style-name="P7"><text:span text:style-name="Citation"><text:span text:style-name="T7">Katz et al. (</text:span></text:span><text:a xlink:type="simple" xlink:href="https://gea.esac.esa.int/archive/documentation/GDR2/bib.html#bib1" text:style-name="Internet_20_link" text:visited-style-name="Visited_20_Internet_20_Link"><text:span text:style-name="Citation"><text:span text:style-name="T6">2018</text:span></text:span></text:a><text:span text:style-name="Citation"><text:span text:style-name="T7">)</text:span></text:span>: Properties and validation of the radial velocities;</text:p>
          </text:list-header>
        </text:list>
      </text:section>
      <text:p text:style-name="P6"><text:span text:style-name="T4"/></text:p>
      <text:p text:style-name="P1"/>
      <text:p text:style-name="P1"/>
      <text:list xml:id="list109547815681799738" text:style-name="L1">
        <text:list-header>
          <text:p text:style-name="P4"/>
        </text:list-header>
        <text:list-item>
          <text:p text:style-name="P4"><text:bookmark text:name="docs-internal-guid-b0d1c62a-3757-57e3-42a4-d9046fea375d"/>Gomez1997<text:line-break/>Conclusions: <text:line-break/>- Sample contains 4 group, 3 belonging to the disk and 1 belonging to the halo<text:line-break/>- luminosities of barium stars exist within a large range, from class Ib to IV-V, and most exhibiting that of normal giants, as consistent with the literature<text:line-break/>- Previously not undertaken, the author has obtained visual absolute magnitudes and kinematics<text:line-break/>- Two groups have been discriminated, a young and high luminosity, and main sequence/ subgiant stars<text:line-break/><text:line-break/>Future prospects:<text:line-break/>- High res spectra needed to determine CNO and s-process abundances and to better discriminate between barium and non barium stars</text:p>
        </text:list-item>
        <text:list-item>
          <text:p text:style-name="P4">Jorissen1993 Sect. 4.2<text:line-break/>Conclusions:<text:line-break/>- intrinsic S stars more concentrated towards the galactic plane in comparison to extrinsic S stars<text:line-break/>- made comment on most intrinsic S stars which have been observed for Tc are high-latitude objects, since they are the closest and thus brightest of the group … makes remark on bias of sample since intrinsic are brighter<text:line-break/>- similar spread to M giants from Michigan spectral catalog<text:line-break/>- extrinsic S stars are low-mass stars populating the RGB <text:line-break/>- derives scale height and absolute magnitude equation<text:line-break/><text:soft-page-break/>Future prospects:<text:line-break/>- not stated</text:p>
        </text:list-item>
      </text:list>
      <text:p text:style-name="Text_20_body"><text:span text:style-name="T1">Me<text:line-break/>Integrate orbits<text:line-break/>Spacial distribution<text:line-break/>UVW velocities - galactic coordinate velocities (x,y) = (w, sqrt(u2+v2)) toomre diagram<text:line-break/>Percentage in disk few in halo ect<text:line-break/>Look at angmom in disk - how much theyre moving with the rest of the population<text:line-break/>Eccentricity distribution<text:line-break/><text:line-break/>Two scripts 1. Integrate orbits with best values<text:line-break/></text:span><text:span text:style-name="T3">                  </text:span><text:span text:style-name="T1">2. Every star take uncertainties into account and integrate orbit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Times New Roman" svg:font-family="'Times New Roman', 'Liberation Serif', 'Nimbus Roman No 9 L', FreeSerif, 'Hoefler Text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07:25:07.289998966</meta:creation-date>
    <dc:date>2018-05-14T10:08:01.826734332</dc:date>
    <meta:editing-duration>PT46M1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0" meta:word-count="447" meta:character-count="2971" meta:non-whitespace-character-count="2513"/>
  </office:meta>
</office:document-meta>
</file>